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5506" officeooo:paragraph-rsid="00105506"/>
    </style:style>
    <style:style style:name="P2" style:family="paragraph" style:parent-style-name="Standard">
      <style:text-properties officeooo:rsid="000a06cd" officeooo:paragraph-rsid="000a06cd"/>
    </style:style>
    <style:style style:name="P3" style:family="paragraph" style:parent-style-name="Standard">
      <style:paragraph-properties fo:line-height="150%"/>
      <style:text-properties officeooo:rsid="000a06cd" officeooo:paragraph-rsid="000a06cd"/>
    </style:style>
    <style:style style:name="P4" style:family="paragraph" style:parent-style-name="Standard">
      <style:paragraph-properties fo:line-height="150%"/>
      <style:text-properties officeooo:rsid="000b4bd6" officeooo:paragraph-rsid="000b4bd6"/>
    </style:style>
    <style:style style:name="P5" style:family="paragraph" style:parent-style-name="Standard">
      <style:text-properties officeooo:rsid="000dcccd" officeooo:paragraph-rsid="000dcccd"/>
    </style:style>
    <style:style style:name="P6" style:family="paragraph" style:parent-style-name="Standard">
      <style:paragraph-properties fo:line-height="150%"/>
      <style:text-properties officeooo:rsid="000dcccd" officeooo:paragraph-rsid="000dcccd"/>
    </style:style>
    <style:style style:name="P7" style:family="paragraph" style:parent-style-name="Standard">
      <style:paragraph-properties fo:line-height="150%"/>
      <style:text-properties officeooo:rsid="000dcccd" officeooo:paragraph-rsid="000f115e"/>
    </style:style>
    <style:style style:name="P8" style:family="paragraph" style:parent-style-name="Standard">
      <style:paragraph-properties fo:line-height="150%"/>
      <style:text-properties officeooo:rsid="000dcccd" officeooo:paragraph-rsid="00105506"/>
    </style:style>
    <style:style style:name="P9" style:family="paragraph" style:parent-style-name="Standard">
      <style:paragraph-properties fo:line-height="150%"/>
      <style:text-properties officeooo:rsid="000f115e" officeooo:paragraph-rsid="000f115e"/>
    </style:style>
    <style:style style:name="T1" style:family="text">
      <style:text-properties officeooo:rsid="000dcccd"/>
    </style:style>
    <style:style style:name="T2" style:family="text">
      <style:text-properties officeooo:rsid="000f115e"/>
    </style:style>
    <style:style style:name="T3" style:family="text">
      <style:text-properties officeooo:rsid="001055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The problem is about asking a person her age and <text:span text:style-name="T1">classify</text:span> her as an adult, adolescent or infant due to her age.</text:p>
      <text:p text:style-name="P3"/>
      <text:p text:style-name="P3"><text:tab/>age = input(“<text:span text:style-name="T1">How old are you?</text:span>”) </text:p>
      <text:p text:style-name="P3"/>
      <text:p text:style-name="P6">Since the classifications depend on each other, the if condition should be applied when solving the problem.</text:p>
      <text:p text:style-name="P6"/>
      <text:p text:style-name="P6"/>
      <text:p text:style-name="P7"><text:tab/><text:span text:style-name="T3">if </text:span>age&lt;1 print (“infant”)</text:p>
      <text:p text:style-name="P8"><text:span text:style-name="T2"><text:tab/>if 1&lt;=age&lt;10 print (“child”)</text:span></text:p>
      <text:p text:style-name="P8"><text:tab/><text:span text:style-name="T3">if </text:span>10&lt;=age&lt;=19 print (“adolescent”)</text:p>
      <text:p text:style-name="P6"><text:tab/><text:span text:style-name="T3">if </text:span>age&gt;19 print (“adult”)</text:p>
      <text:p text:style-name="P5"><text:tab/></text:p>
      <text:p text:style-name="P5"><text:tab/></text:p>
      <text:p text:style-name="P5"/>
      <text:p text:style-name="P2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5506" officeooo:paragraph-rsid="001055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übra Endez 2012722<text:tab/>HW#2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2:40:16.751000000</meta:creation-date>
    <dc:date>2019-10-09T01:26:43.097000000</dc:date>
    <meta:editing-duration>PT14M37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0" meta:word-count="65" meta:character-count="395" meta:non-whitespace-character-count="330"/>
  </office:meta>
</office:document-meta>
</file>